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80000009AE2E566A2.png" manifest:media-type=""/>
  <manifest:file-entry manifest:full-path="Pictures/1000000000000453000000FAE12AC0FE.png" manifest:media-type=""/>
  <manifest:file-entry manifest:full-path="Pictures/1000020100000318000001903D7ECF25.png" manifest:media-type=""/>
  <manifest:file-entry manifest:full-path="Pictures/1000000000000721000002522943EBCC.png" manifest:media-type=""/>
  <manifest:file-entry manifest:full-path="Pictures/1000020100001C740000056A8498832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3.052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52.9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.8000001907349pt"/>
    </style:style>
    <style:style style:name="P3" style:family="paragraph">
      <style:paragraph-properties fo:text-align="center" style:writing-mode="lr-tb" style:font-independent-line-spacing="true"/>
      <style:text-properties fo:font-family="'DejaVu Sans'" style:font-family-generic="swiss" style:font-pitch="variable" fo:font-size="13.8000001907349pt" fo:font-weight="bold" style:font-size-asian="54pt" style:font-weight-asian="bold" style:font-size-complex="54pt" style:font-weight-complex="bold"/>
    </style:style>
    <style:style style:name="P4" style:family="paragraph">
      <style:paragraph-properties fo:margin-top="0.42cm" fo:margin-bottom="0.35cm" fo:text-align="center"/>
      <style:text-properties fo:font-size="16.8999996185303pt"/>
    </style:style>
    <style:style style:name="P5" style:family="paragraph">
      <style:paragraph-properties fo:line-height="50%" fo:text-align="center"/>
      <style:text-properties fo:color="#ffffff" fo:font-family="'Droid Sans'" style:font-family-generic="swiss" style:font-pitch="variable" fo:font-size="16.8999996185303pt" fo:font-weight="bold" style:font-size-asian="66pt" style:font-weight-asian="bold" style:font-size-complex="66pt" style:font-weight-complex="bold"/>
    </style:style>
    <style:style style:name="T1" style:family="text">
      <style:text-properties fo:color="#ffffff" fo:font-family="'Droid Sans'" style:font-family-generic="swiss" style:font-pitch="variable" fo:font-size="44pt" fo:language="fr" fo:country="FR" fo:font-weight="bold" style:font-size-asian="44pt" style:font-weight-asian="bold" style:font-size-complex="44pt" style:font-weight-complex="bold"/>
    </style:style>
    <style:style style:name="T2" style:family="text">
      <style:text-properties fo:color="#99ccff" fo:font-family="'Droid Sans'" style:font-family-generic="swiss" style:font-pitch="variable" fo:font-size="28pt" fo:language="fr" fo:country="FR" fo:font-weight="bold" style:font-size-asian="28pt" style:font-weight-asian="bold" style:font-size-complex="28pt" style:font-weight-complex="bold"/>
    </style:style>
    <style:style style:name="T3" style:family="text">
      <style:text-properties fo:color="#ffffff"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family="'Droid Sans'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38cm" svg:height="4.058cm" svg:x="0cm" svg:y="-0.219cm">
          <draw:image xlink:href="Pictures/1000020100001C740000056A84988327.png" xlink:type="simple" xlink:show="embed" xlink:actuate="onLoad">
            <text:p/>
          </draw:image>
        </draw:frame>
        <draw:frame draw:style-name="gr1" draw:text-style-name="P1" draw:layer="layout" svg:width="3.65cm" svg:height="0.88cm" svg:x="1.44cm" svg:y="-0.153cm">
          <draw:image xlink:href="Pictures/1000000000000453000000FAE12AC0FE.png" xlink:type="simple" xlink:show="embed" xlink:actuate="onLoad">
            <text:p/>
          </draw:image>
        </draw:frame>
        <draw:custom-shape draw:name="ZoneTexte 23" draw:style-name="gr2" draw:text-style-name="P3" draw:layer="layout" svg:width="17.648cm" svg:height="3.312cm" svg:x="6.014cm" svg:y="-0.389cm">
          <text:p text:style-name="P2"><text:span text:style-name="T1">Nilearn</text:span></text:p>
          <text:p text:style-name="P2"><text:span text:style-name="T2">Neuroimaging for scikit-learn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771cm" svg:height="0.651cm" svg:x="1.316cm" svg:y="1.554cm">
          <draw:image xlink:href="Pictures/10000000000003B80000009AE2E566A2.png" xlink:type="simple" xlink:show="embed" xlink:actuate="onLoad">
            <text:p/>
          </draw:image>
        </draw:frame>
        <draw:frame draw:style-name="gr1" draw:text-style-name="P1" draw:layer="layout" svg:width="6.223cm" svg:height="3.355cm" svg:x="0.127cm" svg:y="3.352cm">
          <draw:image xlink:href="Pictures/1000020100000318000001903D7ECF25.png" xlink:type="simple" xlink:show="embed" xlink:actuate="onLoad">
            <text:p/>
          </draw:image>
        </draw:frame>
        <draw:frame draw:style-name="gr1" draw:text-style-name="P1" draw:layer="layout" svg:width="2.859cm" svg:height="0.994cm" svg:x="1.854cm" svg:y="0.489cm">
          <draw:image xlink:href="Pictures/1000000000000721000002522943EBCC.png" xlink:type="simple" xlink:show="embed" xlink:actuate="onLoad">
            <text:p/>
          </draw:image>
        </draw:frame>
        <draw:custom-shape draw:style-name="gr3" draw:text-style-name="P5" draw:layer="layout" svg:width="9.187cm" svg:height="2.061cm" draw:transform="skewX (-0.0656243798749869) rotate (-0.785398163397448) translate (23.21cm -1.879cm)">
          <text:p text:style-name="P4"><text:span text:style-name="T3">COMING SOON</text:span><text:span text:style-name="T3"><text:line-break/></text:span><text:span text:style-name="T4">nilearn.github.i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8.939cm" draw:page-number="1" presentation:class="page"/>
          <draw:frame presentation:style-name="pr1" draw:layer="layout" svg:width="66.263cm" svg:height="52.928cm" svg:x="8.283cm" svg:y="55.8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-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58cm" fo:padding-bottom="0.58cm" fo:padding-left="1.16cm" fo:padding-right="1.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58cm" fo:padding-bottom="0.58cm" fo:padding-left="1.16cm" fo:padding-right="1.16cm">
        <text:list-style style:name="Default-outline1">
          <text:list-level-style-bullet text:level="1" text:bullet-char="•">
            <style:list-level-properties text:min-label-width="4.3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249cm"/>
          <style:tab-stop style:position="18.8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5.7999992370605pt" fo:font-style="normal" fo:text-shadow="none" style:text-underline-style="none" fo:font-weight="normal" style:font-family-asian="'ＭＳ Ｐゴシック'" style:font-family-generic-asian="modern" style:font-pitch-asian="variable" style:font-size-asian="146pt" style:font-style-asian="normal" style:font-weight-asian="normal" style:font-family-complex="'ＭＳ Ｐゴシック'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73cm"/>
          <style:tab-stop style:position="13.7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.6000003814697pt" fo:font-style="normal" fo:text-shadow="none" style:text-underline-style="none" fo:font-weight="normal" style:font-family-asian="'ＭＳ Ｐゴシック'" style:font-family-generic-asian="modern" style:font-pitch-asian="variable" style:font-size-asian="128pt" style:font-style-asian="normal" style:font-weight-asian="normal" style:font-family-complex="'ＭＳ Ｐゴシック'" style:font-family-generic-complex="modern" style:font-pitch-complex="variable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8.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9.3999996185303pt" fo:font-style="normal" fo:text-shadow="none" style:text-underline-style="none" fo:font-weight="normal" style:font-family-asian="'ＭＳ Ｐゴシック'" style:font-family-generic-asian="modern" style:font-pitch-asian="variable" style:font-size-asian="110pt" style:font-style-asian="normal" style:font-weight-asian="normal" style:font-family-complex="'ＭＳ Ｐゴシック'" style:font-family-generic-complex="modern" style:font-pitch-complex="variable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9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.1000003814697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6.1000003814697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6.1000003814697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6.1000003814697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6.1000003814697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6.1000003814697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1.601cm"/>
          <style:tab-stop style:position="23.20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46pt" fo:font-style="normal" fo:text-shadow="none" style:text-underline-style="none" fo:font-weight="normal" style:font-family-asian="'ＭＳ Ｐゴシック'" style:font-family-generic-asian="modern" style:font-pitch-asian="variable" style:font-size-asian="146pt" style:font-style-asian="normal" style:font-weight-asian="normal" style:font-family-complex="'ＭＳ Ｐゴシック'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8cm" fo:padding-bottom="0.58cm" fo:padding-left="1.16cm" fo:padding-right="1.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1.601cm"/>
          <style:tab-stop style:position="23.20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5.5pt" fo:font-style="normal" fo:text-shadow="none" style:text-underline-style="none" fo:font-weight="normal" style:font-family-asian="'ＭＳ Ｐゴシック'" style:font-family-generic-asian="modern" style:font-pitch-asian="variable" style:font-size-asian="201pt" style:font-style-asian="normal" style:font-weight-asian="normal" style:font-family-complex="'ＭＳ Ｐゴシック'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5.8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5.881cm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8.25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35.947cm" svg:height="5.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5.947cm" svg:height="5.88cm" svg:x="46.88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35.947cm" svg:height="5.88cm" svg:x="0cm" svg:y="111.73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35.947cm" svg:height="5.88cm" svg:x="46.882cm" svg:y="111.73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9.914cm" svg:height="29.935cm" svg:x="1cm" svg:y="8.889cm"/>
      <draw:page-thumbnail draw:layer="backgroundobjects" svg:width="39.914cm" svg:height="29.935cm" svg:x="1cm" svg:y="43.841cm"/>
      <draw:page-thumbnail draw:layer="backgroundobjects" svg:width="39.914cm" svg:height="29.935cm" svg:x="1cm" svg:y="78.793cm"/>
      <draw:page-thumbnail draw:layer="backgroundobjects" svg:width="39.914cm" svg:height="29.935cm" svg:x="41.915cm" svg:y="8.889cm"/>
      <draw:page-thumbnail draw:layer="backgroundobjects" svg:width="39.914cm" svg:height="29.935cm" svg:x="41.915cm" svg:y="43.841cm"/>
      <draw:page-thumbnail draw:layer="backgroundobjects" svg:width="39.914cm" svg:height="29.935cm" svg:x="41.915cm" svg:y="78.793cm"/>
    </style:handout-master>
    <style:master-page style:name="Default" style:page-layout-name="PM1" draw:style-name="Mdp1">
      <draw:frame presentation:style-name="Default-title" draw:layer="backgroundobjects" svg:width="25.199cm" svg:height="3.5cm" svg:x="1.399cm" svg:y="0.84cm" presentation:class="title" presentation:placeholder="true">
        <draw:text-box/>
      </draw:frame>
      <draw:frame presentation:style-name="Default-outline1" draw:layer="backgroundobjects" svg:width="25.199cm" svg:height="12.18cm" svg:x="1.399cm" svg:y="4.899cm" presentation:class="outline" presentation:placeholder="true">
        <draw:text-box/>
      </draw:frame>
      <draw:frame presentation:style-name="Mpr1" draw:layer="backgroundobjects" svg:width="6.532cm" svg:height="1.458cm" svg:x="1.399cm" svg:y="19.12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867cm" svg:height="1.458cm" svg:x="9.565cm" svg:y="19.12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6.532cm" svg:height="1.458cm" svg:x="20.066cm" svg:y="19.12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8.939cm" presentation:class="page"/>
        <draw:frame presentation:style-name="Default-notes" draw:layer="backgroundobjects" svg:width="66.263cm" svg:height="52.928cm" svg:x="8.283cm" svg:y="55.86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スライド 1</dc:title>
    <meta:initial-creator>Intergroup</meta:initial-creator>
    <meta:creation-date>2013-07-02T10:07:14</meta:creation-date>
    <dc:date>2013-10-26T09:51:06</dc:date>
    <meta:editing-cycles>100</meta:editing-cycles>
    <meta:editing-duration>P2DT19H38M13S</meta:editing-duration>
    <meta:generator>LibreOffice/4.0.4.2$Linux_X86_64 LibreOffice_project/400m0$Build-2</meta:generator>
    <meta:document-statistic meta:object-count="26"/>
  </office:meta>
</office:document-meta>
</file>